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0cm" style:auto-text-indent="false" style:writing-mode="lr-tb"/>
      <style:text-properties fo:font-size="20pt" fo:language="en" fo:country="US" fo:font-style="italic" fo:background-color="#ffff00" style:font-size-asian="20pt" style:font-style-asian="italic" style:font-size-complex="20pt"/>
    </style:style>
    <style:style style:name="P2" style:family="paragraph" style:parent-style-name="Standard">
      <style:text-properties fo:language="en" fo:country="US" officeooo:rsid="00071b8e" officeooo:paragraph-rsid="00071b8e"/>
    </style:style>
    <style:style style:name="P3" style:family="paragraph" style:parent-style-name="Standard">
      <style:text-properties fo:language="en" fo:country="US" officeooo:rsid="00071b8e" officeooo:paragraph-rsid="0007dd57"/>
    </style:style>
    <style:style style:name="P4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language="en" fo:country="US" officeooo:rsid="00071b8e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font-size="20pt" fo:language="en" fo:country="US" fo:font-weight="bold" style:font-size-asian="20pt" style:font-weight-asian="bold" style:font-size-complex="20pt"/>
    </style:style>
    <style:style style:name="T1" style:family="text">
      <style:text-properties fo:font-size="20pt" fo:language="en" fo:country="US" fo:font-style="italic" style:font-size-asian="20pt" style:font-style-asian="italic" style:font-size-complex="20pt" fo:background-color="#ffff00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{{$ZD($H,3)}}</text:span></text:p>
      <text:p text:style-name="P5"><text:span text:style-name="T1">{{ a_b_” some text“ }}</text:span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2:56:16.070000000</meta:creation-date>
    <dc:date>2019-10-08T13:23:51.624000000</dc:date>
    <meta:editing-duration>PT2M27S</meta:editing-duration>
    <meta:editing-cycles>4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2" meta:word-count="6" meta:character-count="35" meta:non-whitespace-character-count="31"/>
  </office:meta>
</office:document-meta>
</file>